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c4043" loext:opacity="100%" style:font-name="Roboto" fo:font-size="10pt" fo:letter-spacing="normal" fo:font-style="normal" fo:font-weight="normal" style:font-size-asian="10pt" style:font-size-complex="10pt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fo:font-size="10pt" style:font-size-asian="10pt" style:font-size-complex="10pt"/>
    </style:style>
    <style:style style:name="P4" style:family="paragraph" style:parent-style-name="Text_20_body" style:list-style-name="L1"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size="10pt" style:font-size-asian="10pt" style:font-size-complex="10pt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fo:font-size="10pt" style:font-size-asian="10pt" style:font-size-complex="10pt"/>
    </style:style>
    <style:style style:name="P7" style:family="paragraph" style:parent-style-name="Text_20_body" style:list-style-name="L2">
      <style:text-properties fo:font-size="10pt" style:font-size-asian="10pt" style:font-size-complex="10pt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fo:font-size="10pt" style:font-size-asian="10pt" style:font-size-complex="10pt"/>
    </style:style>
    <style:style style:name="P9" style:family="paragraph" style:parent-style-name="Text_20_body" style:list-style-name="L3">
      <style:text-properties fo:font-size="10pt" style:font-size-asian="10pt" style:font-size-complex="10pt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Text_20_body" style:list-style-name="L4">
      <style:text-properties fo:font-size="10pt" style:font-size-asian="10pt" style:font-size-complex="10pt"/>
    </style:style>
    <style:style style:name="P12" style:family="paragraph" style:parent-style-name="Text_20_body" style:list-style-name="L5">
      <style:paragraph-properties fo:margin-top="0cm" fo:margin-bottom="0cm" style:contextual-spacing="false"/>
      <style:text-properties fo:font-size="10pt" style:font-size-asian="10pt" style:font-size-complex="10pt"/>
    </style:style>
    <style:style style:name="P13" style:family="paragraph" style:parent-style-name="Text_20_body" style:list-style-name="L5">
      <style:text-properties fo:font-size="10pt" style:font-size-asian="10pt" style:font-size-complex="10pt"/>
    </style:style>
    <style:style style:name="P14" style:family="paragraph" style:parent-style-name="Text_20_body" style:list-style-name="L6">
      <style:text-properties fo:font-size="10pt" style:font-size-asian="10pt" style:font-size-complex="10pt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fo:font-size="10pt" style:font-size-asian="10pt" style:font-size-complex="10pt"/>
    </style:style>
    <style:style style:name="P16" style:family="paragraph" style:parent-style-name="Text_20_body" style:list-style-name="L7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 style:list-style-name="L8">
      <style:paragraph-properties fo:margin-top="0cm" fo:margin-bottom="0cm" style:contextual-spacing="false"/>
      <style:text-properties fo:font-size="10pt" style:font-size-asian="10pt" style:font-size-complex="10pt"/>
    </style:style>
    <style:style style:name="P19" style:family="paragraph" style:parent-style-name="Text_20_body" style:list-style-name="L8">
      <style:text-properties fo:font-size="10pt" style:font-size-asian="10pt" style:font-size-complex="10pt"/>
    </style:style>
    <style:style style:name="P20" style:family="paragraph" style:parent-style-name="Text_20_body">
      <style:text-properties fo:font-size="10pt" fo:font-weight="bold" style:font-size-asian="10pt" style:font-size-complex="10pt"/>
    </style:style>
    <style:style style:name="T1" style:family="text">
      <style:text-properties fo:font-variant="normal" fo:text-transform="none" fo:color="#3c4043" loext:opacity="100%" style:font-name="Roboto" fo:font-size="4.19999980926514pt" fo:letter-spacing="normal" fo:font-style="normal" fo:font-weight="normal"/>
    </style:style>
    <style:style style:name="T2" style:family="text">
      <style:text-properties fo:font-variant="normal" fo:text-transform="none" fo:color="#3c4043" loext:opacity="100%" style:font-name="Roboto" fo:letter-spacing="normal" fo:font-style="normal" fo:font-weight="normal"/>
    </style:style>
    <style:style style:name="T3" style:family="text">
      <style:text-properties fo:font-variant="normal" fo:text-transform="none" fo:color="#3c4043" loext:opacity="100%" fo:letter-spacing="normal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Beskrivning: </text:span><text:line-break/><text:line-break/><text:span text:style-name="T2">Du ska skapa en webbsida där du presenterar dig själv. Det ska finnas en </text:span><text:span text:style-name="T4">startsida</text:span><text:span text:style-name="T3"> </text:span><text:span text:style-name="T2">(landingpage), en </text:span><text:span text:style-name="T4">inspirationssida </text:span><text:span text:style-name="T2">&amp; en </text:span><text:span text:style-name="T4">kontaktsida</text:span><text:span text:style-name="T2">. Du får själv välja hur sidan ska se ut men se listan nedan över minimikraven för att projektet ska nå godkänt.</text:span><text:line-break/><text:line-break/><text:line-break/><text:span text:style-name="T4">Godkänt kriterier:</text:span><text:line-break/><text:line-break/><text:span text:style-name="T4">Google classroom:</text:span></text:p>
      <text:list text:style-name="L1">
        <text:list-item>
          <text:p text:style-name="P3">Lägg upp koden på ett repo på github. </text:p>
        </text:list-item>
        <text:list-item>
          <text:p text:style-name="P3">Namnge repot såhär: webb23-html-mp1-fornamn-efternamn (t.ex: webb23-html-mp1-alrik-he)</text:p>
        </text:list-item>
        <text:list-item>
          <text:p text:style-name="P4">I classroom skickar du in en länk :<text:line-break/>Github-repot.</text:p>
        </text:list-item>
      </text:list>
      <text:p text:style-name="P5"><text:span text:style-name="T2">Varje html-sida ska innehålla följande:</text:span><text:line-break/><text:span text:style-name="T2">Startsidan </text:span></text:p>
      <text:list text:style-name="L2">
        <text:list-item>
          <text:p text:style-name="P6">En stor rubrik med ditt namn</text:p>
        </text:list-item>
        <text:list-item>
          <text:p text:style-name="P6">En paragraf med introduktionstext om dig</text:p>
        </text:list-item>
        <text:list-item>
          <text:p text:style-name="P6">ha lite fakta om dig in boxad i en div tagg.</text:p>
        </text:list-item>
        <text:list-item>
          <text:p text:style-name="P6">Ett citat (leta upp de taggar du vill använda)</text:p>
        </text:list-item>
        <text:list-item>
          <text:p text:style-name="P6">Ett foto på dig (eller en avatar)</text:p>
        </text:list-item>
        <text:list-item>
          <text:p text:style-name="P7">Länkar till de två andra sidorna i form av<text:line-break/>en<text:line-break/><text:line-break/>navigations bar</text:p>
        </text:list-item>
      </text:list>
      <text:p text:style-name="P2">Inspirationssidan</text:p>
      <text:list text:style-name="L3">
        <text:list-item>
          <text:p text:style-name="P8">En mindre rubrik, mindre än start sidans rubrik med ett citat eller<text:line-break/>relaterat<text:line-break/>till ert hobby etc.</text:p>
        </text:list-item>
        <text:list-item>
          <text:p text:style-name="P8">En paragraf med kort beskrivande text om vad som inspirerar dig.</text:p>
        </text:list-item>
        <text:list-item>
          <text:p text:style-name="P8">En ordnad lista med 3 länkar till externa webbsidor som relaterar till det som inspirerar dig, i en ny tabb.</text:p>
        </text:list-item>
        <text:list-item>
          <text:p text:style-name="P9">Länkar till de två andra sidorna<text:line-break/>i form av en navigations bar</text:p>
        </text:list-item>
      </text:list>
      <text:p text:style-name="P2">Kontaktsidan</text:p>
      <text:list text:style-name="L4">
        <text:list-item>
          <text:p text:style-name="P10">Ett formulär för att kontakta dig. </text:p>
        </text:list-item>
        <text:list-item>
          <text:p text:style-name="P10">Använd minst tre olika inputs. Du väljer själv vilken typ. </text:p>
        </text:list-item>
        <text:list-item>
          <text:p text:style-name="P10">Varje input ska ha en <text:span text:style-name="T5">label</text:span>. Använd id- &amp; for-attributen.</text:p>
        </text:list-item>
        <text:list-item>
          <text:p text:style-name="P10">Formuläret ska ha en <text:span text:style-name="T5">submit </text:span>knapp </text:p>
        </text:list-item>
        <text:list-item>
          <text:p text:style-name="P11">Länkar till de två andra sidorna  i form av en navigations bar</text:p>
        </text:list-item>
      </text:list>
      <text:p text:style-name="P5"><text:line-break/><text:span text:style-name="T4">CSS:</text:span><text:line-break/><text:span text:style-name="T2">Använd en &amp; samma css-fil till alla tre html sidor. Du behöver ändra stylingen på följande sätt:</text:span></text:p>
      <text:list text:style-name="L5">
        <text:list-item>
          <text:p text:style-name="P12">Rubrikerna ska ha annan färg än svart.</text:p>
        </text:list-item>
        <text:list-item>
          <text:p text:style-name="P12">Rubrikerna &amp; paragraferna ska ha olika fonter. </text:p>
        </text:list-item>
        <text:list-item>
          <text:p text:style-name="P12">Alla länkar ska ha en bakgrundsfärg som ändras när muspekaren befinner sig över dom. </text:p>
        </text:list-item>
        <text:list-item>
          <text:p text:style-name="P12">Länkarna till de interna sidorna ska ha en 20px margin på höger &amp; vänster sida. </text:p>
        </text:list-item>
        <text:list-item>
          <text:p text:style-name="P13"><text:soft-page-break/>Använd margin , padding eller top så att det alltid finns ett mellanrum på 100px mellan toppen på varje sida &amp; det första elementet. Använd class-attributet för detta. </text:p>
        </text:list-item>
      </text:list>
      <text:p text:style-name="P5"><text:span text:style-name="T5"><text:line-break/><text:line-break/></text:span><text:line-break/><text:span text:style-name="T5">För att projektet ska nå godkänt behöver alla minimikrav finnas med &amp; fungera, om 1 av kraven ej är uppfyllt men resten är perfekt så är det G ändå.  </text:span><text:line-break/><text:span text:style-name="T5">Projektet betygsätts inte utifrån utseende eller design.</text:span><text:line-break/><text:line-break/><text:span text:style-name="T2">--</text:span><text:line-break/><text:line-break/><text:span text:style-name="T4">Väl godkänt kriterier:</text:span><text:line-break/><text:line-break/><text:line-break/><text:span text:style-name="T2">Projektet ska vara inlämnat i tid enligt anvisningarna under ‘Inlämning’. (Ni har en vecka på er).</text:span><text:line-break/><text:line-break/><text:span text:style-name="T4">Google Classroom:</text:span></text:p>
      <text:list text:style-name="L6">
        <text:list-item>
          <text:p text:style-name="P14">Publicera sidan med github pages.</text:p>
        </text:list-item>
        <text:list-item>
          <text:p text:style-name="P14">I classroom skickar du in en ytterligare länk : till sidan med er github pages url där man kan se er sida</text:p>
        </text:list-item>
      </text:list>
      <text:p text:style-name="P20">Alla sidor:</text:p>
      <text:list text:style-name="L7">
        <text:list-item>
          <text:p text:style-name="P15">På varje sida ska det finnas en <text:span text:style-name="T5">&lt;footer&gt;</text:span> med copyright text &amp; länkar till eran socialmedier (minst 2 om ni ej har, hitta på )</text:p>
        </text:list-item>
        <text:list-item>
          <text:p text:style-name="P15">Använd semantiska html taggar för er html struktur minst 4 (t.ex  nav, header, footer, aside,article,section etc)</text:p>
        </text:list-item>
        <text:list-item>
          <text:p text:style-name="P16">ha all kod auto formaterat. (använd Prettier eller liknande formatterare, en tab = 4 spaces  )</text:p>
        </text:list-item>
      </text:list>
      <text:p text:style-name="P17"><text:line-break/><text:span text:style-name="T4">CSS:</text:span></text:p>
      <text:list text:style-name="L8">
        <text:list-item>
          <text:p text:style-name="P18">Använd relativa/dynamisk enhet för att anpassa till en mobil vy (t.ex: % , vh, em, rem, vmax etc). När man har en mobil skärm så ska layouten vara relativt lik desktop layouten ( texter &amp; bilder ska ej sticka ut ur viewporten, stora paragrafer får rad brytas)</text:p>
        </text:list-item>
        <text:list-item>
          <text:p text:style-name="P19">Ha kommentarer i css koden som beskriver vad saker gör. ( t.ex #cfcfcf  /* min tema färg */)</text:p>
        </text:list-item>
      </text:list>
      <text:p text:style-name="P17"><text:line-break/><text:span text:style-name="T5"><text:line-break/>För<text:line-break/>att projektet ska nå väl godkänt behöver allt finnas med &amp; fungera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07:49:21.410000000</dc:date>
    <meta:editing-duration>PT44S</meta:editing-duration>
    <meta:editing-cycles>1</meta:editing-cycles>
    <meta:document-statistic meta:table-count="0" meta:image-count="0" meta:object-count="0" meta:page-count="2" meta:paragraph-count="39" meta:word-count="575" meta:character-count="3203" meta:non-whitespace-character-count="2663"/>
    <meta:generator>LibreOffice/7.4.0.3$Windows_X86_64 LibreOffice_project/f85e47c08ddd19c015c0114a68350214f7066f5a</meta:generator>
  </office:meta>
</office:document-meta>
</file>